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лександр Письменский (30.05.2011)</text:h>
      <text:list xml:id="list1678927548" text:style-name="L1">
        <text:list-item>
          <text:p text:style-name="P2">Дан типизированный файл целых чисел. Обнулить все его элементы, меньшие заданного числа. </text:p>
        </text:list-item>
        <text:list-item>
          <text:p text:style-name="P1">Дан текстовый файл, в каждой строке которого записано три целых числа, разделённых символом ‘^’. Создать типизированный файл вещественных чисел, сохранив в нём средние арифметические чисел каждой строки исходного файла. В основной программе вывести содержимое типизированного файла на экра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3:28:47</dc:date>
    <dc:creator>Artem Pelenitsyn</dc:creator>
    <meta:editing-duration>PT2H13S</meta:editing-duration>
    <meta:editing-cycles>22</meta:editing-cycles>
    <meta:document-statistic meta:table-count="0" meta:image-count="0" meta:object-count="0" meta:page-count="1" meta:paragraph-count="3" meta:word-count="56" meta:character-count="418"/>
  </office:meta>
</office:document-meta>
</file>